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6.47cm" style:rel-column-width="3668*"/>
    </style:style>
    <style:style style:name="Tabla2.B" style:family="table-column">
      <style:table-column-properties style:column-width="4.863cm" style:rel-column-width="2757*"/>
    </style:style>
    <style:style style:name="Tabla2.C" style:family="table-column">
      <style:table-column-properties style:column-width="5.667cm" style:rel-column-width="3213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text-properties style:font-name="Liberation Serif"/>
    </style:style>
    <style:style style:name="P3" style:family="paragraph" style:parent-style-name="Text_20_body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P10" style:family="paragraph" style:parent-style-name="Heading_20_2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able_20_Contents">
      <style:text-properties style:font-name="Liberation Serif" fo:font-size="13pt" style:font-size-asian="13pt" style:font-size-complex="13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M04</text:h>
      <text:p text:style-name="P3">Sindicación de contenidos:</text:p>
      <text:p text:style-name="P4">También conocido como redifusion web. El usuario no va a buscar la informacion, sino que la información llega a él.</text:p>
      <text:p text:style-name="P4"/>
      <text:p text:style-name="P5">RSS y ATOM</text:p>
      <text:p text:style-name="P4">RSS y ATOM son los dos estándares mas usados para escribir feeds. Están basados en el lenguaje XML.</text:p>
      <text:p text:style-name="P4">RSS (sindicación realmente simple) es el estándar utilizado para sindicar noticias o informaciones de contenidos que se encuentran en la web.</text:p>
      <text:p text:style-name="P4">La ultima vers<text:tab/>ion es RSS 2.0, desarrollada por Dave Winder el año 2022, siendo la versión mas utilizada.</text:p>
      <text:p text:style-name="P4">El estandar ATOM, se utiliza para sindicar noticias o informaciones de contenidos de la web. Se desarrollo como alternativa a RSS para flexibilizarlo.</text:p>
      <text:p text:style-name="P4">El estandar lo desarrollo un grupo llamado IETF Atom Publishing Format and Protocolo el año 2005.</text:p>
      <text:p text:style-name="P4"/>
      <text:h text:style-name="P9" text:outline-level="2">XSL:</text:h>
      <text:p text:style-name="P2"><text:span text:style-name="T1">Para la conversión de un XML a otro documento necesitaremos XSL.</text:span></text:p>
      <text:p text:style-name="P2"><text:span text:style-name="T1">XSL es una especificación basada en el estándar XML. El primer intento salio el 18 de agosto de 1998.</text:span></text:p>
      <text:p text:style-name="P4">Desde el inicio, XSL consistía en dos partes:</text:p>
      <text:p text:style-name="Text_20_body"><text:span text:style-name="T3">Un lenguaje de transformación y un lenguaje de formato.</text:span></text:p>
      <text:p text:style-name="Text_20_body"><text:span text:style-name="T3">Aun así, se decidió separar el lenguaje de transformación y desarrollarlo independientemente llamándolo XSLT.</text:span></text:p>
      <text:p text:style-name="Text_20_body"><text:span text:style-name="T3">Ademas, durante el desarrollo de XSLT se decidió sacar la parte del lenguaje de transformación que <text:s/>se encargaba de acceder al contenido XML. Esta ultima se llamo XPath.</text:span></text:p>
      <text:p text:style-name="Text_20_body"><text:span text:style-name="T3"/></text:p>
      <text:p text:style-name="Text_20_body"><text:span text:style-name="T3">Para transformar mediante XSLT, necesitaremos un procesador XSLT, el cual no es mas que un programa que coje un XML y un XSL y genera otro archivo</text:span></text:p>
      <text:p text:style-name="Text_20_body"><text:span text:style-name="T3"/></text:p>
      <text:p text:style-name="Text_20_body"><text:span text:style-name="T3">Resumen:</text:span></text:p>
      <text:p text:style-name="Text_20_body"><text:span text:style-name="T3">XSL es una hoja de estilo formado por un conjunto de reglas llamadas plantillas.</text:span></text:p>
      <text:p text:style-name="Text_20_body"><text:span text:style-name="T3">Una plantilla contiene las acciones o reglas necesarias que se aplicaran cuando esta regla coincida con un elemento concreto del documento XML.</text:span></text:p>
      <text:p text:style-name="Text_20_body"><text:span text:style-name="T3"/></text:p>
      <text:h text:style-name="P10" text:outline-level="2"><text:soft-page-break/>XPath.</text:h>
      <text:p text:style-name="P6"><text:span text:style-name="T1">Xpah es un lenguaje que nos permite seleccionar los nodos de un documento XML y calcular valores. La ultima versión es la </text:span><text:span text:style-name="T2">versión 3.1.</text:span></text:p>
      <text:p text:style-name="P6"><text:span text:style-name="T1"/></text:p>
      <text:p text:style-name="Text_20_body"><text:span text:style-name="T4">Una expresión XPath es una cadena de texto que representa un recorrido en el arbol del documento XML.</text:span></text:p>
      <text:p text:style-name="Text_20_body"><text:span text:style-name="T4">Las expresiones que usaremos son: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>Expresion</text:p>
          </table:table-cell>
          <table:table-cell table:style-name="Tabla1.A1" office:value-type="string">
            <text:p text:style-name="Table_20_Contents">Descripción</text:p>
          </table:table-cell>
          <table:table-cell table:style-name="Tabla1.C1" office:value-type="string">
            <text:p text:style-name="Table_20_Contents">Return</text:p>
          </table:table-cell>
        </table:table-row>
        <table:table-row>
          <table:table-cell table:style-name="Tabla1.A2" office:value-type="string">
            <text:p text:style-name="Table_20_Contents">/</text:p>
          </table:table-cell>
          <table:table-cell table:style-name="Tabla1.A2" office:value-type="string">
            <text:p text:style-name="Table_20_Contents">Todos los nodos del documento</text:p>
          </table:table-cell>
          <table:table-cell table:style-name="Tabla1.C2" office:value-type="string">
            <text:p text:style-name="Table_20_Contents">Todos los elementos</text:p>
          </table:table-cell>
        </table:table-row>
        <table:table-row>
          <table:table-cell table:style-name="Tabla1.A2" office:value-type="string">
            <text:p text:style-name="Table_20_Contents">/ludoteca/joc/dataCreacio</text:p>
          </table:table-cell>
          <table:table-cell table:style-name="Tabla1.A2" office:value-type="string">
            <text:p text:style-name="Table_20_Contents">Los elementos dataCreacio de joc, donde joc es de ludoteca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/titol</text:p>
          </table:table-cell>
          <table:table-cell table:style-name="Tabla1.A2" office:value-type="string">
            <text:p text:style-name="Table_20_Contents">El elemento titol si fuera raiz</text:p>
          </table:table-cell>
          <table:table-cell table:style-name="Tabla1.C2" office:value-type="string">
            <text:p text:style-name="Table_20_Contents">No da nada porque titol no es raiz</text:p>
          </table:table-cell>
        </table:table-row>
        <table:table-row>
          <table:table-cell table:style-name="Tabla1.A2" office:value-type="string">
            <text:p text:style-name="Table_20_Contents">/ludoteca/titol</text:p>
          </table:table-cell>
          <table:table-cell table:style-name="Tabla1.A2" office:value-type="string">
            <text:p text:style-name="Table_20_Contents">Los elementos titulo de ludoteca</text:p>
          </table:table-cell>
          <table:table-cell table:style-name="Tabla1.C2" office:value-type="string">
            <text:p text:style-name="Table_20_Contents">No da nada porque no existe titol en ludoteca.</text:p>
          </table:table-cell>
        </table:table-row>
        <table:table-row>
          <table:table-cell table:style-name="Tabla1.A2" office:value-type="string">
            <text:p text:style-name="Table_20_Contents">/ludoteca/joc/dataCreacio/@any</text:p>
          </table:table-cell>
          <table:table-cell table:style-name="Tabla1.A2" office:value-type="string">
            <text:p text:style-name="Table_20_Contents">Los atributos any de dataCreaci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//joc</text:p>
          </table:table-cell>
          <table:table-cell table:style-name="Tabla1.A2" office:value-type="string">
            <text:p text:style-name="Table_20_Contents">Todos los nodos de joc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/ludoteca/joc/titol/...</text:p>
          </table:table-cell>
          <table:table-cell table:style-name="Tabla1.A2" office:value-type="string">
            <text:p text:style-name="Table_20_Contents">Los elementos de los padres de titol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/ludoteca/joc/*</text:p>
          </table:table-cell>
          <table:table-cell table:style-name="Tabla1.A2" office:value-type="string">
            <text:p text:style-name="Table_20_Contents">Todos los nodos tipo elemento de joc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/ludoteca/joc/titol/*</text:p>
          </table:table-cell>
          <table:table-cell table:style-name="Tabla1.A2" office:value-type="string">
            <text:p text:style-name="Table_20_Contents">Todos los nodos tipo elemento de titol</text:p>
          </table:table-cell>
          <table:table-cell table:style-name="Tabla1.C2" office:value-type="string">
            <text:p text:style-name="Table_20_Contents">No hay</text:p>
          </table:table-cell>
        </table:table-row>
        <table:table-row>
          <table:table-cell table:style-name="Tabla1.A2" office:value-type="string">
            <text:p text:style-name="Table_20_Contents">/ludoteca/joc/titol/text()</text:p>
          </table:table-cell>
          <table:table-cell table:style-name="Tabla1.A2" office:value-type="string">
            <text:p text:style-name="Table_20_Contents">El texto del elemento titol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/ludoteca/joc/text()</text:p>
          </table:table-cell>
          <table:table-cell table:style-name="Tabla1.A2" office:value-type="string">
            <text:p text:style-name="Table_20_Contents">El texto del elemento joc</text:p>
          </table:table-cell>
          <table:table-cell table:style-name="Tabla1.C2" office:value-type="string">
            <text:p text:style-name="Table_20_Contents">No hay nada</text:p>
          </table:table-cell>
        </table:table-row>
      </table:table>
      <text:p text:style-name="Text_20_body"><text:span text:style-name="T4"/></text:p>
      <text:p text:style-name="P1"><text:span text:style-name="T5">Predicados XPath</text:span></text:p>
      <text:p text:style-name="P8"><text:span text:style-name="T5">Un predicado de XPath permite restringir el conjunto de nodos seleccionados.</text:span></text:p>
      <text:p text:style-name="P8"><text:span text:style-name="T5">En las condiciones podemos usar los operadores:</text:span></text:p>
      <text:p text:style-name="P8"><text:span text:style-name="T6">Operadores logicos</text:span><text:span text:style-name="T5"> (and, or, not()), </text:span><text:span text:style-name="T6">Operadores aritmeticos</text:span><text:span text:style-name="T5">(+,-,*,div,mod), </text:span><text:span text:style-name="T6">Operadores de comparacion</text:span><text:span text:style-name="T5"> (=, !=, &lt;, &gt;, &lt;=, &gt;=)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6"><text:span text:style-name="T1">Predicado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Predicado</text:p>
          </table:table-cell>
          <table:table-cell table:style-name="Tabla2.A1" office:value-type="string">
            <text:p text:style-name="P11">Descripción</text:p>
          </table:table-cell>
          <table:table-cell table:style-name="Tabla2.C1" office:value-type="string">
            <text:p text:style-name="P11">Return</text:p>
          </table:table-cell>
        </table:table-row>
        <table:table-row>
          <table:table-cell table:style-name="Tabla2.A2" office:value-type="string">
            <text:p text:style-name="P11">/ludoteca/joc/dataCreacio[@any]</text:p>
          </table:table-cell>
          <table:table-cell table:style-name="Tabla2.A2" office:value-type="string">
            <text:p text:style-name="P11">Todos los elementos de dataCreacio que tengan el atributo any</text:p>
          </table:table-cell>
          <table:table-cell table:style-name="Tabla2.C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>/ludoteca/joc[2]</text:p>
          </table:table-cell>
          <table:table-cell table:style-name="Tabla2.A2" office:value-type="string">
            <text:p text:style-name="P11">El segundo element joc de ludoteca</text:p>
          </table:table-cell>
          <table:table-cell table:style-name="Tabla2.C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>/ludoteca/joc[last()]</text:p>
          </table:table-cell>
          <table:table-cell table:style-name="Tabla2.A2" office:value-type="string">
            <text:p text:style-name="P11">El ultimo elemento de joc de ludoteca</text:p>
          </table:table-cell>
          <table:table-cell table:style-name="Tabla2.C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>/ludoteca/joc[last()-1]</text:p>
          </table:table-cell>
          <table:table-cell table:style-name="Tabla2.A2" office:value-type="string">
            <text:p text:style-name="P11">El penultimo elemento joc de ludoteca</text:p>
          </table:table-cell>
          <table:table-cell table:style-name="Tabla2.C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>/ludoteca/joc/dataCreacio[@any=1896]</text:p>
          </table:table-cell>
          <table:table-cell table:style-name="Tabla2.A2" office:value-type="string">
            <text:p text:style-name="P11">Todos los elementos de dataCreacio que tengan el atributo any 1896</text:p>
          </table:table-cell>
          <table:table-cell table:style-name="Tabla2.C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>/ludoteca/joc[titol=”Parxis”]</text:p>
          </table:table-cell>
          <table:table-cell table:style-name="Tabla2.A2" office:value-type="string">
            <text:p text:style-name="P11">Todos los elementos de dataCreacio que tengan el elemento titulo con contenido Parxis</text:p>
          </table:table-cell>
          <table:table-cell table:style-name="Tabla2.C2" office:value-type="string">
            <text:p text:style-name="P11"/>
          </table:table-cell>
        </table:table-row>
      </table:table>
      <text:p text:style-name="P6"><text:span text:style-name="T1"/></text:p>
      <text:p text:style-name="P3"><text:span text:style-name="T1">Guardado de información con XML:</text:span></text:p>
      <text:p text:style-name="P6"><text:span text:style-name="T1">Un documento XML se considera una base de datos. Como cualquier base de datos, permite insertar, consultar y modificar los datos. Esto se realizara con XPath y XQuery</text:span></text:p>
      <text:p text:style-name="P3"><text:span text:style-name="T1">Sistemas de guardado de información</text:span></text:p>
      <text:p text:style-name="P6"><text:span text:style-name="T1">Existen 3 maneras de guardar información.</text:span></text:p>
      <text:p text:style-name="P6"><text:span text:style-name="T1">Ficheros, base de datos no nativa XML y base de datos nativas XML.</text:span></text:p>
      <text:p text:style-name="P7"><text:span text:style-name="T1">Ficheros:</text:span></text:p>
      <text:p text:style-name="P6"><text:span text:style-name="T1">Se trata de la utilización de ficheros XML.</text:span></text:p>
      <text:p text:style-name="P7"><text:span text:style-name="T1">Base de datos no nativas</text:span></text:p>
      <text:p text:style-name="P6"><text:span text:style-name="T1">Se guardan los datos en una base de datos relacional. Estas bases de datos pueden generar un documento XML como salida.</text:span></text:p>
      <text:p text:style-name="P6"><text:span text:style-name="T1">Los problemas son: no poder restaurar los XML originales y la estructura de los datos deja de ser jerárquica para ser relacional.</text:span></text:p>
      <text:p text:style-name="P7"><text:span text:style-name="T1">Bases de datos nativas</text:span></text:p>
      <text:p text:style-name="P6"><text:span text:style-name="T1">Son las mas recomendables.</text:span></text:p>
      <text:p text:style-name="P6"><text:span text:style-name="T1">Su modelo interno se basa en XML y su unidad de guardado es el documento XML.</text:span></text:p>
      <text:p text:style-name="P6"><text:span text:style-name="T1">No tienen los problemas de las bases de datos no nativas.</text:span></text:p>
      <text:p text:style-name="P6"><text:span text:style-name="T1"/></text:p>
      <text:p text:style-name="P6"><text:soft-page-break/><text:span text:style-name="T1"/></text:p>
      <text:p text:style-name="P3"><text:span text:style-name="T1">El lenguaje XPath y Xquery</text:span></text:p>
      <text:p text:style-name="P6"><text:span text:style-name="T1">XQuery 1.0 fue desarrollado por el grupo de trabajo de Consulta XML del W3C.</text:span></text:p>
      <text:p text:style-name="P6"><text:span text:style-name="T1">XPath 2.0 es un subconjunto de Xquery 1.0</text:span></text:p>
      <text:p text:style-name="P6"><text:span text:style-name="T1">Xquery 1.0 es una recomendación del W3C desde el 23 de enero del 2007</text:span></text:p>
      <text:p text:style-name="P6"><text:span text:style-name="T1">En Xquery haremos las consultas sobre los nodos que nos da XPath.</text:span></text:p>
      <text:p text:style-name="P6"><text:span text:style-name="T1">Las expresiones de Xquery se llaman sentencias FLWOR, es decir,</text:span><text:span text:style-name="T2"> For, Let, Where, Order</text:span><text:span text:style-name="T1"> </text:span><text:span text:style-name="T2">by </text:span><text:span text:style-name="T1">y</text:span><text:span text:style-name="T2"> Retu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x </meta:initial-creator>
    <meta:creation-date>2022-02-17T17:53:34.06</meta:creation-date>
    <meta:document-statistic meta:table-count="2" meta:image-count="0" meta:object-count="0" meta:page-count="4" meta:paragraph-count="94" meta:word-count="750" meta:character-count="4637"/>
    <dc:date>2022-02-17T18:58:33.64</dc:date>
    <dc:creator>Adrix </dc:creator>
    <meta:editing-duration>PT15M44S</meta:editing-duration>
    <meta:editing-cycles>1</meta:editing-cycles>
    <meta:generator>OpenOffice/4.1.11$Win32 OpenOffice.org_project/4111m1$Build-9808</meta:generator>
  </office:meta>
</office:document-meta>
</file>